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1.7mm"/>
    </style:style>
    <style:style style:name="co2" style:family="table-column">
      <style:table-column-properties fo:break-before="auto" style:column-width="8.57mm"/>
    </style:style>
    <style:style style:name="co3" style:family="table-column">
      <style:table-column-properties fo:break-before="auto" style:column-width="10.48mm"/>
    </style:style>
    <style:style style:name="co4" style:family="table-column">
      <style:table-column-properties fo:break-before="auto" style:column-width="12.38mm"/>
    </style:style>
    <style:style style:name="co5" style:family="table-column">
      <style:table-column-properties fo:break-before="auto" style:column-width="14.29mm"/>
    </style:style>
    <style:style style:name="co6" style:family="table-column">
      <style:table-column-properties fo:break-before="auto" style:column-width="16.2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ad" table:style-name="ta1">
        <table:shapes>
          <draw:frame draw:z-index="0" draw:style-name="gr1" draw:text-style-name="P1" svg:width="160.01mm" svg:height="98.05mm" svg:x="0.64mm" svg:y="63.86mm">
            <draw:object draw:notify-on-update-of-ranges="load.B1:load.F1 load.A2:load.A2 load.B2:load.F2 load.A3:load.A3 load.B3:load.F3 load.A4:load.A4 load.B4:load.F4 load.A5:load.A5 load.B5:load.F5 load.A6:load.A6 load.B6:load.F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'type'</text:p>
          </table:table-cell>
          <table:table-cell office:value-type="string" calcext:value-type="string">
            <text:p>10^2</text:p>
          </table:table-cell>
          <table:table-cell office:value-type="string" calcext:value-type="string">
            <text:p>10^3</text:p>
          </table:table-cell>
          <table:table-cell office:value-type="string" calcext:value-type="string">
            <text:p>10^4</text:p>
          </table:table-cell>
          <table:table-cell office:value-type="string" calcext:value-type="string">
            <text:p>10^5</text:p>
          </table:table-cell>
          <table:table-cell office:value-type="string" calcext:value-type="string">
            <text:p>10^6</text:p>
          </table:table-cell>
        </table:table-row>
        <table:table-row table:style-name="ro1">
          <table:table-cell office:value-type="string" calcext:value-type="string">
            <text:p>''BF-Trie''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4.6" calcext:value-type="float">
            <text:p>4.6</text:p>
          </table:table-cell>
          <table:table-cell office:value-type="float" office:value="83.6" calcext:value-type="float">
            <text:p>83.6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string" calcext:value-type="string">
            <text:p>''Bloofi''</text:p>
          </table:table-cell>
          <table:table-cell office:value-type="float" office:value="11.8" calcext:value-type="float">
            <text:p>11.8</text:p>
          </table:table-cell>
          <table:table-cell office:value-type="float" office:value="9" calcext:value-type="float">
            <text:p>9</text:p>
          </table:table-cell>
          <table:table-cell office:value-type="float" office:value="99.6" calcext:value-type="float">
            <text:p>99.6</text:p>
          </table:table-cell>
          <table:table-cell office:value-type="float" office:value="1136.8" calcext:value-type="float">
            <text:p>1136.8</text:p>
          </table:table-cell>
          <table:table-cell office:value-type="float" office:value="13273.6" calcext:value-type="float">
            <text:p>13273.6</text:p>
          </table:table-cell>
        </table:table-row>
        <table:table-row table:style-name="ro1">
          <table:table-cell office:value-type="string" calcext:value-type="string">
            <text:p>''Flat Bloofi''</text:p>
          </table:table-cell>
          <table:table-cell office:value-type="float" office:value="0.2" calcext:value-type="float">
            <text:p>0.2</text:p>
          </table:table-cell>
          <table:table-cell office:value-type="float" office:value="1.4" calcext:value-type="float">
            <text:p>1.4</text:p>
          </table:table-cell>
          <table:table-cell office:value-type="float" office:value="3.8" calcext:value-type="float">
            <text:p>3.8</text:p>
          </table:table-cell>
          <table:table-cell office:value-type="float" office:value="80.2" calcext:value-type="float">
            <text:p>80.2</text:p>
          </table:table-cell>
          <table:table-cell office:value-type="float" office:value="5098" calcext:value-type="float">
            <text:p>5098</text:p>
          </table:table-cell>
        </table:table-row>
        <table:table-row table:style-name="ro1">
          <table:table-cell office:value-type="string" calcext:value-type="string">
            <text:p>''Hamming''</text:p>
          </table:table-cell>
          <table:table-cell office:value-type="float" office:value="2.2" calcext:value-type="float">
            <text:p>2.2</text:p>
          </table:table-cell>
          <table:table-cell office:value-type="float" office:value="1.4" calcext:value-type="float">
            <text:p>1.4</text:p>
          </table:table-cell>
          <table:table-cell office:value-type="float" office:value="12.8" calcext:value-type="float">
            <text:p>12.8</text:p>
          </table:table-cell>
          <table:table-cell office:value-type="float" office:value="182" calcext:value-type="float">
            <text:p>182</text:p>
          </table:table-cell>
          <table:table-cell office:value-type="float" office:value="2198.6" calcext:value-type="float">
            <text:p>2198.6</text:p>
          </table:table-cell>
        </table:table-row>
        <table:table-row table:style-name="ro1">
          <table:table-cell office:value-type="string" calcext:value-type="string">
            <text:p>''Linear'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29.8" calcext:value-type="float">
            <text:p>29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8">00/00/0000</text:date>, <text:time style:data-style-name="N2" text:time-value="20:32:21.0054575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8T20:33:53.124428012</dc:date>
    <meta:editing-duration>PT20M8S</meta:editing-duration>
    <meta:editing-cycles>8</meta:editing-cycles>
    <meta:generator>LibreOffice/6.0.7.3$Linux_X86_64 LibreOffice_project/00m0$Build-3</meta:generator>
    <meta:document-statistic meta:table-count="1" meta:cell-count="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2cm" svg:height="9.806cm" xlink:href=".." xlink:type="simple" chart:class="chart:line" chart:style-name="ch1">
        <chart:legend chart:legend-position="end" svg:x="12.816cm" svg:y="3.593cm" style:legend-expansion="high" chart:style-name="ch2"/>
        <chart:plot-area chart:style-name="ch3" table:cell-range-address="load.B1:load.F6 load.A2:load.A6" chart:data-source-has-labels="both" svg:x="-0.253cm" svg:y="0.21cm" svg:width="13.195cm" svg:height="9.088cm">
          <chartooo:coordinate-region svg:x="1.141cm" svg:y="0.412cm" svg:width="11.429cm" svg:height="8.233cm"/>
          <chart:axis chart:dimension="x" chart:name="primary-x" chart:style-name="ch4" chartooo:axis-type="auto">
            <chartooo:date-scale/>
            <chart:title svg:x="5.535cm" svg:y="9.256cm" chart:style-name="ch5">
              <text:p>N of Filters</text:p>
            </chart:title>
            <chart:categories table:cell-range-address="load.B1:load.F1"/>
          </chart:axis>
          <chart:axis chart:dimension="x" chart:name="secondary-x" chart:style-name="ch6"/>
          <chart:axis chart:dimension="y" chart:name="primary-y" chart:style-name="ch7">
            <chart:title svg:x="0cm" svg:y="5.658cm" chart:style-name="ch8">
              <text:p>Milliseconds</text:p>
            </chart:title>
            <chart:grid chart:style-name="ch9" chart:class="major"/>
          </chart:axis>
          <chart:axis chart:dimension="y" chart:name="secondary-y" chart:style-name="ch6"/>
          <chart:series chart:attached-axis="primary-y" chart:style-name="ch10" chart:values-cell-range-address="load.B2:load.F2" chart:label-cell-address="load.A2:load.A2" chart:class="chart:line">
            <chart:data-point chart:repeated="5"/>
          </chart:series>
          <chart:series chart:attached-axis="primary-y" chart:style-name="ch11" chart:values-cell-range-address="load.B3:load.F3" chart:label-cell-address="load.A3:load.A3" chart:class="chart:line">
            <chart:data-point chart:repeated="5"/>
          </chart:series>
          <chart:series chart:attached-axis="primary-y" chart:style-name="ch12" chart:values-cell-range-address="load.B4:load.F4" chart:label-cell-address="load.A4:load.A4" chart:class="chart:line">
            <chart:data-point chart:repeated="5"/>
          </chart:series>
          <chart:series chart:attached-axis="primary-y" chart:style-name="ch13" chart:values-cell-range-address="load.B5:load.F5" chart:label-cell-address="load.A5:load.A5" chart:class="chart:line">
            <chart:data-point chart:repeated="5"/>
          </chart:series>
          <chart:series chart:attached-axis="primary-y" chart:style-name="ch14" chart:values-cell-range-address="load.B6:load.F6" chart:label-cell-address="load.A6:load.A6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^2</text:p>
                <draw:g>
                  <svg:desc>load.B1:load.F1</svg:desc>
                </draw:g>
              </table:table-cell>
              <table:table-cell office:value-type="string">
                <text:p>10^3</text:p>
              </table:table-cell>
              <table:table-cell office:value-type="string">
                <text:p>10^4</text:p>
              </table:table-cell>
              <table:table-cell office:value-type="string">
                <text:p>10^5</text:p>
              </table:table-cell>
              <table:table-cell office:value-type="string">
                <text:p>10^6</text:p>
              </table:table-cell>
            </table:table-row>
          </table:table-header-rows>
          <table:table-rows>
            <table:table-row>
              <table:table-cell office:value-type="string">
                <text:p>''BF-Trie''</text:p>
                <draw:g>
                  <svg:desc>load.A2:load.A2</svg:desc>
                </draw:g>
              </table:table-cell>
              <table:table-cell office:value-type="float" office:value="0.6">
                <text:p>0.6</text:p>
                <draw:g>
                  <svg:desc>load.B2:load.F2</svg:desc>
                </draw:g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83.6">
                <text:p>83.6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''Bloofi''</text:p>
                <draw:g>
                  <svg:desc>load.A3:load.A3</svg:desc>
                </draw:g>
              </table:table-cell>
              <table:table-cell office:value-type="float" office:value="11.8">
                <text:p>11.8</text:p>
                <draw:g>
                  <svg:desc>load.B3:load.F3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99.6">
                <text:p>99.6</text:p>
              </table:table-cell>
              <table:table-cell office:value-type="float" office:value="1136.8">
                <text:p>1136.8</text:p>
              </table:table-cell>
              <table:table-cell office:value-type="float" office:value="13273.6">
                <text:p>13273.6</text:p>
              </table:table-cell>
            </table:table-row>
            <table:table-row>
              <table:table-cell office:value-type="string">
                <text:p>''Flat Bloofi''</text:p>
                <draw:g>
                  <svg:desc>load.A4:load.A4</svg:desc>
                </draw:g>
              </table:table-cell>
              <table:table-cell office:value-type="float" office:value="0.2">
                <text:p>0.2</text:p>
                <draw:g>
                  <svg:desc>load.B4:load.F4</svg:desc>
                </draw:g>
              </table:table-cell>
              <table:table-cell office:value-type="float" office:value="1.4">
                <text:p>1.4</text:p>
              </table:table-cell>
              <table:table-cell office:value-type="float" office:value="3.8">
                <text:p>3.8</text:p>
              </table:table-cell>
              <table:table-cell office:value-type="float" office:value="80.2">
                <text:p>80.2</text:p>
              </table:table-cell>
              <table:table-cell office:value-type="float" office:value="5098">
                <text:p>5098</text:p>
              </table:table-cell>
            </table:table-row>
            <table:table-row>
              <table:table-cell office:value-type="string">
                <text:p>''Hamming''</text:p>
                <draw:g>
                  <svg:desc>load.A5:load.A5</svg:desc>
                </draw:g>
              </table:table-cell>
              <table:table-cell office:value-type="float" office:value="2.2">
                <text:p>2.2</text:p>
                <draw:g>
                  <svg:desc>load.B5:load.F5</svg:desc>
                </draw:g>
              </table:table-cell>
              <table:table-cell office:value-type="float" office:value="1.4">
                <text:p>1.4</text:p>
              </table:table-cell>
              <table:table-cell office:value-type="float" office:value="12.8">
                <text:p>12.8</text:p>
              </table:table-cell>
              <table:table-cell office:value-type="float" office:value="182">
                <text:p>182</text:p>
              </table:table-cell>
              <table:table-cell office:value-type="float" office:value="2198.6">
                <text:p>2198.6</text:p>
              </table:table-cell>
            </table:table-row>
            <table:table-row>
              <table:table-cell office:value-type="string">
                <text:p>''Linear''</text:p>
                <draw:g>
                  <svg:desc>load.A6:load.A6</svg:desc>
                </draw:g>
              </table:table-cell>
              <table:table-cell office:value-type="float" office:value="0">
                <text:p>0</text:p>
                <draw:g>
                  <svg:desc>load.B6:load.F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8">
                <text:p>2.8</text:p>
              </table:table-cell>
              <table:table-cell office:value-type="float" office:value="29.8">
                <text:p>29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